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fo:color="#ff0000"/>
    </style:style>
    <style:style style:name="T41" style:family="text">
      <style:text-properties fo:font-size="10.00pt" fo:font-weight="normal" fo:font-family="Consolas" style:font-family-asian="Consolas" style:font-family-complex="Consolas" fo:background-color="#ffff00" fo:color="#ff0000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ff0000"/>
    </style:style>
    <style:style style:name="T43" style:family="text">
      <style:text-properties fo:font-size="10.00pt" fo:font-weight="normal" fo:font-family="Consolas" style:font-family-asian="Consolas" style:font-family-complex="Consolas" fo:background-color="#ffff00" fo:color="#ff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ff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2.00pt" fo:font-weight="normal" fo:font-family="'Courier New'" style:font-family-asian="'Courier New'" style:font-family-complex="'Courier New'" fo:background-color="#ffff00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Courier New'" style:font-family-asian="'Courier New'" style:font-family-complex="'Courier New'" fo:background-color="#ffff00" style:use-window-font-color="true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66c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bold" fo:font-family="Consolas" style:font-family-asian="Consolas" style:font-family-complex="Consolas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7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6.00pt" fo:font-weight="bold" fo:font-family="Consolas" style:font-family-asian="Consolas" style:font-family-complex="Consolas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6.00pt" fo:font-weight="normal" fo:font-family="Consolas" style:font-family-asian="Consolas" style:font-family-complex="Consolas" fo:background-color="transparent" fo:color="#000000" fo:font-style="italic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9.35pt" fo:text-indent="18.00pt" fo:margin-right="9.35pt"/>
    </style:style>
    <style:style style:name="P3" style:family="paragraph">
      <style:paragraph-properties fo:line-height="100.00%" fo:text-align="left" fo:margin-left="4.30pt" fo:text-indent="9.35pt" fo:margin-right="4.30pt"/>
    </style:style>
    <style:style style:name="P4" style:family="paragraph">
      <style:paragraph-properties fo:line-height="100.00%" fo:text-align="left" fo:margin-left="9.35pt" fo:text-indent="18.00pt" fo:margin-right="9.35pt"/>
    </style:style>
    <style:style style:name="P5" style:family="paragraph">
      <style:paragraph-properties fo:line-height="100.00%" fo:text-align="left" fo:margin-left="9.35pt" fo:text-indent="0.00pt" fo:margin-right="9.35pt"/>
    </style:style>
    <style:style style:name="P6" style:family="paragraph">
      <style:paragraph-properties fo:line-height="100.00%" fo:text-align="left" fo:margin-left="9.35pt" fo:text-indent="18.00pt" fo:margin-right="9.35pt"/>
    </style:style>
    <style:style style:name="P7" style:family="paragraph">
      <style:paragraph-properties fo:line-height="100.00%" fo:text-align="left" fo:margin-left="9.35pt" fo:text-indent="0.00pt" fo:margin-right="9.35pt"/>
    </style:style>
    <style:style style:name="P8" style:family="paragraph">
      <style:paragraph-properties fo:line-height="100.00%" fo:text-align="left" fo:margin-left="9.35pt" fo:text-indent="18.00pt" fo:margin-right="9.35pt"/>
    </style:style>
    <style:style style:name="P9" style:family="paragraph">
      <style:paragraph-properties fo:line-height="100.00%" fo:text-align="left" fo:margin-left="9.35pt" fo:text-indent="0.00pt" fo:margin-right="9.35pt"/>
    </style:style>
    <style:style style:name="P10" style:family="paragraph">
      <style:paragraph-properties fo:line-height="100.00%" fo:text-align="left" fo:margin-left="9.35pt" fo:text-indent="18.00pt" fo:margin-right="9.35pt"/>
    </style:style>
    <style:style style:name="P11" style:family="paragraph">
      <style:paragraph-properties fo:line-height="100.00%" fo:text-align="left" fo:margin-left="9.35pt" fo:text-indent="0.00pt" fo:margin-right="9.35pt"/>
    </style:style>
    <style:style style:name="P12" style:family="paragraph">
      <style:paragraph-properties fo:line-height="100.00%" fo:text-align="left" fo:margin-left="9.35pt" fo:text-indent="18.00pt" fo:margin-right="9.35pt"/>
    </style:style>
    <style:style style:name="P13" style:family="paragraph">
      <style:paragraph-properties fo:line-height="100.00%" fo:text-align="center" fo:margin-left="9.35pt" fo:text-indent="18.00pt" fo:margin-right="9.35pt"/>
    </style:style>
    <style:style style:name="P14" style:family="paragraph">
      <style:paragraph-properties fo:line-height="100.00%" fo:text-align="left" fo:margin-left="9.35pt" fo:text-indent="18.00pt" fo:margin-right="9.35pt"/>
    </style:style>
  </office:automatic-styles>
  <office:body>
    <office:text>
      <text:p text:style-name="P1"><text:span text:style-name="T1">11/29/20 - Greeter DB Start</text:span></text:p>
      <text:p text:style-name="P1"><text:span text:style-name="T1">Use with the 12/2/20 Greeter file.</text:span></text:p>
      <text:p text:style-name="P1"><text:span text:style-name="T2"/></text:p>
      <text:p text:style-name="P2"><text:span text:style-name="T3">Starting with the simple greeter project.The goal is to replace the h2 datasource with a mysql DB-datasource. The driver module is installed already and registered on the server:</text:span></text:p>
      <text:p text:style-name="P2"><text:span text:style-name="T4"/></text:p>
      <text:p text:style-name="P2"><draw:frame text:anchor-type="as-char" svg:width="165.10mm" svg:height="111.76mm" style:rel-width="scale" style:rel-height="scale"><draw:object-ole xlink:href="OleObj1"/><draw:image xlink:href="ObjectReplacements/OleObj1"/></draw:frame><text:span text:style-name="T4"/></text:p>
      <text:p text:style-name="P2"><text:span text:style-name="T4"/></text:p>
      <text:p text:style-name="P2"><text:span text:style-name="T5">The first thing is adding the MySql datasource. Here are the attributes of the h2 datasource called ExampleDS:</text:span></text:p>
      <text:p text:style-name="P2"><text:span text:style-name="T6"/></text:p>
      <text:p text:style-name="P3"><draw:frame text:anchor-type="as-char" svg:width="165.10mm" svg:height="106.47mm" style:rel-width="scale" style:rel-height="scale"><draw:object-ole xlink:href="OleObj2"/><draw:image xlink:href="ObjectReplacements/OleObj2"/></draw:frame><text:span text:style-name="T6"/></text:p>
      <text:p text:style-name="P4"><text:span text:style-name="T6"/></text:p>
      <text:p text:style-name="P4"><text:span text:style-name="T7">I'm going to use the users schema in mysql, with a table named "user". There are 4 columns:<text:s/></text:span><text:span text:style-name="T8">id, firstName, lastName</text:span><text:span text:style-name="T9">,<text:s/></text:span><text:span text:style-name="T10">username, password</text:span><text:span text:style-name="T11">. Currently there are 2 rows of data in the DB. The driver is already installed as a core module, so it just needs referenced by the XA Datasource class name:<text:s/></text:span><text:span text:style-name="T12">MysqlXADataSource.</text:span><text:span text:style-name="T13">The driver class name is<text:s/></text:span><text:span text:style-name="T14">com.mysql.cj.jdbc.Driver.</text:span></text:p>
      <text:p text:style-name="P4"><text:span text:style-name="T15"/></text:p>
      <text:p text:style-name="P4"><text:span text:style-name="T16">Add the XA datasource:</text:span></text:p>
      <text:p text:style-name="P4"><text:span text:style-name="T17"/></text:p>
      <text:p text:style-name="P4"><text:span text:style-name="T17"/></text:p>
      <text:p text:style-name="P4"><draw:frame text:anchor-type="as-char" svg:width="165.10mm" svg:height="113.88mm" style:rel-width="scale" style:rel-height="scale"><draw:object-ole xlink:href="OleObj3"/><draw:image xlink:href="ObjectReplacements/OleObj3"/></draw:frame><text:span text:style-name="T17"/></text:p>
      <text:p text:style-name="P4"><text:span text:style-name="T17"/></text:p>
      <text:p text:style-name="P4"><text:span text:style-name="T18">First pass at the XA properties:</text:span></text:p>
      <text:p text:style-name="P4"><text:span text:style-name="T19"/></text:p>
      <text:p text:style-name="P4"><draw:frame text:anchor-type="as-char" svg:width="165.10mm" svg:height="77.26mm" style:rel-width="scale" style:rel-height="scale"><draw:object-ole xlink:href="OleObj4"/><draw:image xlink:href="ObjectReplacements/OleObj4"/></draw:frame><text:span text:style-name="T19"/></text:p>
      <text:p text:style-name="P4"><text:span text:style-name="T20">I used the mysql server username &amp; password:</text:span></text:p>
      <text:p text:style-name="P4"><text:span text:style-name="T21"/></text:p>
      <text:p text:style-name="P4"><draw:frame text:anchor-type="as-char" svg:width="165.10mm" svg:height="86.78mm" style:rel-width="scale" style:rel-height="scale"><draw:object-ole xlink:href="OleObj5"/><draw:image xlink:href="ObjectReplacements/OleObj5"/></draw:frame><text:span text:style-name="T21"/></text:p>
      <text:p text:style-name="P4"><text:span text:style-name="T21"/></text:p>
      <text:p text:style-name="P4"><text:span text:style-name="T22">And got the error: At least one datasource property is required.</text:span></text:p>
      <text:p text:style-name="P4"><text:span text:style-name="T23"/></text:p>
      <text:p text:style-name="P4"><text:span text:style-name="T24">Second try:</text:span></text:p>
      <text:p text:style-name="P4"><text:span text:style-name="T25"/></text:p>
      <text:p text:style-name="P4"><draw:frame text:anchor-type="as-char" svg:width="165.10mm" svg:height="91.86mm" style:rel-width="scale" style:rel-height="scale"><draw:object-ole xlink:href="OleObj6"/><draw:image xlink:href="ObjectReplacements/OleObj6"/></draw:frame><text:span text:style-name="T25"/></text:p>
      <text:p text:style-name="P4"><text:span text:style-name="T25"/></text:p>
      <text:p text:style-name="P4"><text:span text:style-name="T26">Try another one:</text:span></text:p>
      <text:p text:style-name="P4"><text:span text:style-name="T27"/></text:p>
      <text:p text:style-name="P4"><draw:frame text:anchor-type="as-char" svg:width="165.10mm" svg:height="88.90mm" style:rel-width="scale" style:rel-height="scale"><draw:object-ole xlink:href="OleObj7"/><draw:image xlink:href="ObjectReplacements/OleObj7"/></draw:frame><text:span text:style-name="T27"/></text:p>
      <text:p text:style-name="P4"><text:span text:style-name="T28">Try this:</text:span></text:p>
      <text:p text:style-name="P4"><text:span text:style-name="T29"/></text:p>
      <text:p text:style-name="P4"><draw:frame text:anchor-type="as-char" svg:width="165.10mm" svg:height="111.76mm" style:rel-width="scale" style:rel-height="scale"><draw:object-ole xlink:href="OleObj8"/><draw:image xlink:href="ObjectReplacements/OleObj8"/></draw:frame><text:span text:style-name="T29"/></text:p>
      <text:p text:style-name="P4"><text:span text:style-name="T29"/></text:p>
      <text:p text:style-name="P4"><draw:frame text:anchor-type="as-char" svg:width="165.10mm" svg:height="100.97mm" style:rel-width="scale" style:rel-height="scale"><draw:object-ole xlink:href="OleObj9"/><draw:image xlink:href="ObjectReplacements/OleObj9"/></draw:frame><text:span text:style-name="T29"/></text:p>
      <text:p text:style-name="P4"><text:span text:style-name="T29"/></text:p>
      <text:p text:style-name="P4"><text:span text:style-name="T30">How about this:</text:span></text:p>
      <text:p text:style-name="P4"><text:span text:style-name="T31"/></text:p>
      <text:p text:style-name="P4"><draw:frame text:anchor-type="as-char" svg:width="165.10mm" svg:height="107.32mm" style:rel-width="scale" style:rel-height="scale"><draw:object-ole xlink:href="OleObj10"/><draw:image xlink:href="ObjectReplacements/OleObj10"/></draw:frame><text:span text:style-name="T31"/></text:p>
      <text:p text:style-name="P4"><text:span text:style-name="T32">Damit!</text:span></text:p>
      <text:p text:style-name="P4"><text:span text:style-name="T33"/></text:p>
      <text:p text:style-name="P4"><draw:frame text:anchor-type="as-char" svg:width="165.10mm" svg:height="82.76mm" style:rel-width="scale" style:rel-height="scale"><draw:object-ole xlink:href="OleObj11"/><draw:image xlink:href="ObjectReplacements/OleObj11"/></draw:frame><text:span text:style-name="T33"/></text:p>
      <text:p text:style-name="P4"><text:span text:style-name="T33"/></text:p>
      <text:p text:style-name="P4"><draw:frame text:anchor-type="as-char" svg:width="165.10mm" svg:height="106.68mm" style:rel-width="scale" style:rel-height="scale"><draw:object-ole xlink:href="OleObj12"/><draw:image xlink:href="ObjectReplacements/OleObj12"/></draw:frame><text:span text:style-name="T33"/></text:p>
      <text:p text:style-name="P4"><text:span text:style-name="T33"/></text:p>
      <text:p text:style-name="P4"><text:span text:style-name="T34">Property value to assign to the XADatasource implementation class, &lt;property-name&gt;attribute&lt;property-name&gt;, so if I put &lt;url=jdbc:mysql://localhost:3306/users&gt;</text:span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draw:frame text:anchor-type="as-char" svg:width="165.10mm" svg:height="103.72mm" style:rel-width="scale" style:rel-height="scale"><draw:object-ole xlink:href="OleObj13"/><draw:image xlink:href="ObjectReplacements/OleObj13"/></draw:frame><text:span text:style-name="T35"/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draw:frame text:anchor-type="as-char" svg:width="165.10mm" svg:height="90.17mm" style:rel-width="scale" style:rel-height="scale"><draw:object-ole xlink:href="OleObj14"/><draw:image xlink:href="ObjectReplacements/OleObj14"/></draw:frame><text:span text:style-name="T35"/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text:span text:style-name="T35"/></text:p>
      <text:p text:style-name="P4"><text:span text:style-name="T36">Well I have this in the ds.xml file:</text:span></text:p>
      <text:p text:style-name="P4"><text:span text:style-name="T37"/></text:p>
      <text:p text:style-name="P4"><draw:frame text:anchor-type="as-char" svg:width="165.10mm" svg:height="72.60mm" style:rel-width="scale" style:rel-height="scale"><draw:object-ole xlink:href="OleObj15"/><draw:image xlink:href="ObjectReplacements/OleObj15"/></draw:frame><text:span text:style-name="T37"/></text:p>
      <text:p text:style-name="P4"><text:span text:style-name="T37"/></text:p>
      <text:p text:style-name="P4"><text:span text:style-name="T37"/></text:p>
      <text:p text:style-name="P4"><text:span text:style-name="T37"/></text:p>
      <text:p text:style-name="P4"><text:span text:style-name="T37"/></text:p>
      <text:p text:style-name="P4"><draw:frame text:anchor-type="as-char" svg:width="157.48mm" svg:height="145.63mm" style:rel-width="scale" style:rel-height="scale"><draw:object-ole xlink:href="OleObj16"/><draw:image xlink:href="ObjectReplacements/OleObj16"/></draw:frame><text:span text:style-name="T37"/></text:p>
      <text:p text:style-name="P4"><text:span text:style-name="T37"/></text:p>
      <text:p text:style-name="P4"><text:span text:style-name="T38">Nope! Errors:</text:span></text:p>
      <text:p text:style-name="P4"><text:span text:style-name="T39"/></text:p>
      <text:p text:style-name="P5"><text:span text:style-name="T40">13:51:02,500 ERROR [org.jboss.as.controller.management-operation] (Controller Boot Thread) WFLYCTL0013: Operation ("deploy") failed - address: ([("deployment" =&gt; "jboss-greeter.war")]) - failure description: {</text:span></text:p>
      <text:p text:style-name="P5"><text:span text:style-name="T40"><text:s text:c="4"/>"WFLYCTL0412: Required services that are<text:s/></text:span><text:span text:style-name="T41">not installed:"<text:s/></text:span><text:span text:style-name="T42">=&gt; [</text:span></text:p>
      <text:p text:style-name="P5"><text:span text:style-name="T42"><text:s text:c="8"/></text:span><text:span text:style-name="T43">"jboss.naming.context.java.jboss.datasources.MysqlXADataSource",</text:span></text:p>
      <text:p text:style-name="P5"><text:span text:style-name="T43"><text:s text:c="8"/>"jboss.jdbc-driver.com_mysql_jdbc_Driver"</text:span></text:p>
      <text:p text:style-name="P5"><text:span text:style-name="T44"><text:s text:c="4"/>],</text:span></text:p>
      <text:p text:style-name="P5"><text:span text:style-name="T44"><text:s text:c="4"/>"WFLYCTL0180: Services with missing/unavailable dependencies" =&gt; [</text:span></text:p>
      <text:p text:style-name="P5"><text:span text:style-name="T44"><text:s text:c="8"/>"jboss.persistenceunit.\"jboss-greeter.war#primary\" is missing [jboss.naming.context.java.jboss.datasources.MysqlXADataSource]",</text:span></text:p>
      <text:p text:style-name="P5"><text:span text:style-name="T44"><text:s text:c="8"/>"jboss.data-source.\"jboss.naming.context.java.jboss.datasources.MysqlXADS\" is missing [jboss.jdbc-driver.com_mysql_jdbc_Driver]",</text:span></text:p>
      <text:p text:style-name="P6"><text:span text:style-name="T44"><text:s text:c="8"/>"jboss.persistenceunit.\"jboss-greeter.war#primary\".__FIRST_PHASE__ is missing [jboss.naming.context.java.jboss.datasources.MysqlXADataSource]"</text:span></text:p>
      <text:p text:style-name="P6"><text:span text:style-name="T45"/></text:p>
      <text:p text:style-name="P6"><text:span text:style-name="T46">I wonder, if I put this information in the persistence hibernate portion??</text:span></text:p>
      <text:p text:style-name="P6"><text:span text:style-name="T47"/></text:p>
      <text:p text:style-name="P6"><draw:frame text:anchor-type="as-char" svg:width="155.79mm" svg:height="144.78mm" style:rel-width="scale" style:rel-height="scale"><draw:object-ole xlink:href="OleObj17"/><draw:image xlink:href="ObjectReplacements/OleObj17"/></draw:frame><text:span text:style-name="T47"/></text:p>
      <text:p text:style-name="P6"><text:span text:style-name="T47"/></text:p>
      <text:p text:style-name="P6"><text:span text:style-name="T47"/></text:p>
      <text:p text:style-name="P6"><text:span text:style-name="T48">Nope,same errors!</text:span></text:p>
      <text:p text:style-name="P6"><text:span text:style-name="T49"/></text:p>
      <text:p text:style-name="P6"><text:span text:style-name="T50">Try just non-XA DataSource:</text:span></text:p>
      <text:p text:style-name="P6"><text:span text:style-name="T51"/></text:p>
      <text:p text:style-name="P6"><draw:frame text:anchor-type="as-char" svg:width="165.10mm" svg:height="110.28mm" style:rel-width="scale" style:rel-height="scale"><draw:object-ole xlink:href="OleObj18"/><draw:image xlink:href="ObjectReplacements/OleObj18"/></draw:frame><text:span text:style-name="T51"/></text:p>
      <text:p text:style-name="P6"><text:span text:style-name="T51"/></text:p>
      <text:p text:style-name="P6"><text:span text:style-name="T52">WAIT! Right here:</text:span></text:p>
      <text:p text:style-name="P6"><text:span text:style-name="T53"/></text:p>
      <text:p text:style-name="P7"><text:span text:style-name="T54">YCTL0180: Services with missing/unavailable dependencies" =&gt; [</text:span></text:p>
      <text:p text:style-name="P7"><text:span text:style-name="T54"><text:s text:c="8"/>"jboss.persistenceunit.\"jboss-greeter.war#primary\" is missing [</text:span><text:span text:style-name="T55">jboss.naming.context.java.jboss.datasources.MySqlDS]",</text:span></text:p>
      <text:p text:style-name="P7"><text:span text:style-name="T55"><text:s text:c="8"/>"jboss.data-source.\"jboss.naming.context.java.jboss.datasources.MysqlXADS</text:span><text:span text:style-name="T56">\" is missing [jboss.jdbc-driver.com_mysql_jdbc_Driver]",</text:span></text:p>
      <text:p text:style-name="P7"><text:span text:style-name="T56"><text:s text:c="8"/>"jboss.persistenceunit.\"jboss-greeter.war#primary\".__FIRST_PHASE__ is missing [</text:span><text:span text:style-name="T57">jboss.naming.context.java.jboss.datasources.MySqlDS]"</text:span></text:p>
      <text:p text:style-name="P7"><text:span text:style-name="T58"/></text:p>
      <text:p text:style-name="P8"><text:span text:style-name="T59">Pick one name damit! LOL</text:span></text:p>
      <text:p text:style-name="P8"><text:span text:style-name="T60"/></text:p>
      <text:p text:style-name="P8"><text:span text:style-name="T61">Try this one:</text:span></text:p>
      <text:p text:style-name="P8"><text:span text:style-name="T62"/></text:p>
      <text:p text:style-name="P8"><draw:frame text:anchor-type="as-char" svg:width="165.10mm" svg:height="123.61mm" style:rel-width="scale" style:rel-height="scale"><draw:object-ole xlink:href="OleObj19"/><draw:image xlink:href="ObjectReplacements/OleObj19"/></draw:frame><text:span text:style-name="T62"/></text:p>
      <text:p text:style-name="P8"><text:span text:style-name="T62"/></text:p>
      <text:p text:style-name="P8"><text:span text:style-name="T62"/></text:p>
      <text:p text:style-name="P8"><text:span text:style-name="T62"/></text:p>
      <text:p text:style-name="P8"><text:span text:style-name="T62"/></text:p>
      <text:p text:style-name="P8"><text:span text:style-name="T63">When I put this in the persistence Database Dialect</text:span><text:span text:style-name="T64">: MySQL 5 (InnoDB)</text:span></text:p>
      <text:p text:style-name="P8"><text:span text:style-name="T65"/></text:p>
      <text:p text:style-name="P8"><text:span text:style-name="T66">I get this in</text:span></text:p>
      <text:p text:style-name="P9"><text:span text:style-name="T67"><text:s/>New missing/unsatisfied dependencies:</text:span></text:p>
      <text:p text:style-name="P9"><text:span text:style-name="T67"><text:s text:c="6"/>service jboss.jdbc-driver.com_mysql_jdbc_Driver (missing) dependents: [service jboss.data-source."jboss.naming.context.java.jboss.datasources.MysqlXADS"] </text:span></text:p>
      <text:p text:style-name="P10"><text:span text:style-name="T67"><text:s text:c="6"/>service jboss.naming.context.java.jboss.datasources.MySqlDS (missing) dependents: [service jboss.persistenceunit."jboss-greeter.war#primary".__FIRST_PHASE__, service jboss.persistenceunit."jboss-greeter.war#primary"] </text:span></text:p>
      <text:p text:style-name="P10"><text:span text:style-name="T68"/></text:p>
      <text:p text:style-name="P10"><text:span text:style-name="T69">Maybe This:</text:span></text:p>
      <text:p text:style-name="P10"><text:span text:style-name="T70"/></text:p>
      <text:p text:style-name="P11"><text:span text:style-name="T71">Caused by: org.jboss.as.controller.OperationFailedException: WFLYJCA0114: Failed to load datasource class: MySqlDS [ \"WFLYJCA0114: Failed to load datasource class: MySqlDS\" ]</text:span></text:p>
      <text:p text:style-name="P12"><text:span text:style-name="T71"><text:s text:c="4"/></text:span><text:span text:style-name="T72">Caused by: java.lang.ClassNotFoundException: MySqlDS from [Module \"com.mysql\" version 8.0.20 from local module loader<text:s/></text:span><text:span text:style-name="T73">@5bcab519 (finder: local module finder @e45f292 (roots: C:\\Users\\MARKR\\EAP-7.3.0\\modules,C:\\Users\\MARKR\\EAP-7.3.0\\modules\\system\\layers\\base))]"}}</text:span></text:p>
      <text:p text:style-name="P12"><text:span text:style-name="T74"/></text:p>
      <text:p text:style-name="P12"><text:span text:style-name="T74"/></text:p>
      <text:p text:style-name="P12"><text:span text:style-name="T74"/></text:p>
      <text:p text:style-name="P12"><text:span text:style-name="T75">I wonder, if it's looking for the DB in the module directory with the xml file and driver??</text:span></text:p>
      <text:p text:style-name="P12"><text:span text:style-name="T76"/></text:p>
      <text:p text:style-name="P12"><text:span text:style-name="T77">AGAIN!</text:span></text:p>
      <text:p text:style-name="P12"><text:span text:style-name="T78"/></text:p>
      <text:p text:style-name="P12"><text:span text:style-name="T79">Caused by: org.jboss.as.controller.OperationFailedException: WFLYJCA0114: Failed to load datasource class: MySqlDS [ \"WFLYJCA0114: Failed to load datasource class: MySqlDS\" ]</text:span></text:p>
      <text:p text:style-name="P12"><text:span text:style-name="T80"/></text:p>
      <text:p text:style-name="P12"><text:span text:style-name="T81">Try This:</text:span></text:p>
      <text:p text:style-name="P12"><text:span text:style-name="T82"/></text:p>
      <text:p text:style-name="P12"><draw:frame text:anchor-type="as-char" svg:width="165.10mm" svg:height="148.80mm" style:rel-width="scale" style:rel-height="scale"><draw:object-ole xlink:href="OleObj20"/><draw:image xlink:href="ObjectReplacements/OleObj20"/></draw:frame><text:span text:style-name="T82"/></text:p>
      <text:p text:style-name="P12"><text:span text:style-name="T82"/></text:p>
      <text:p text:style-name="P12"><text:span text:style-name="T82"/></text:p>
      <text:p text:style-name="P13"><text:span text:style-name="T83">I found this on StackOverflow.com:</text:span></text:p>
      <text:p text:style-name="P13"><text:span text:style-name="T84"/></text:p>
      <text:p text:style-name="P13"><text:span text:style-name="T85">If you don't have such a distributed transactions scenario you don't need to specify a xa-datasource, a simple datasource configuration is enough. So, if you use a simple datasource there is no need to specify a xa-datasource-class when you declare your driver.</text:span></text:p>
      <text:p text:style-name="P14"><text:span text:style-name="T86"/></text:p>
      <text:p text:style-name="P14"><text:span text:style-name="T87">&lt;datasources&gt;</text:span></text:p>
      <text:p text:style-name="P14"><text:span text:style-name="T87"><text:s text:c="4"/>&lt;datasource jndi-name="java:/myDatasource" pool-name="MyDS" enabled="true" jta="true" use-java-context="true" use-ccm="true"&gt;</text:span></text:p>
      <text:p text:style-name="P14"><text:span text:style-name="T87"><text:s text:c="16"/>&lt;connection-url&gt;</text:span></text:p>
      <text:p text:style-name="P14"><text:span text:style-name="T87"><text:s text:c="20"/>jdbc:mysql://localhost:3306/mydb</text:span></text:p>
      <text:p text:style-name="P14"><text:span text:style-name="T87"><text:s text:c="16"/>&lt;/connection-url&gt;</text:span></text:p>
      <text:p text:style-name="P14"><text:span text:style-name="T87"><text:s text:c="16"/>&lt;driver&gt;</text:span></text:p>
      <text:p text:style-name="P14"><text:span text:style-name="T87"><text:s text:c="20"/>mysql</text:span></text:p>
      <text:p text:style-name="P14"><text:span text:style-name="T87"><text:s text:c="16"/>&lt;/driver&gt;</text:span></text:p>
      <text:p text:style-name="P14"><text:span text:style-name="T87"><text:s text:c="16"/>&lt;transaction-isolation&gt;</text:span></text:p>
      <text:p text:style-name="P14"><text:span text:style-name="T87"><text:s text:c="20"/>TRANSACTION_READ_COMMITTED</text:span></text:p>
      <text:p text:style-name="P14"><text:span text:style-name="T87"><text:s text:c="16"/>&lt;/transaction-isolation&gt;</text:span></text:p>
      <text:p text:style-name="P14"><text:span text:style-name="T87"><text:s text:c="16"/>&lt;pool&gt;</text:span></text:p>
      <text:p text:style-name="P14"><text:span text:style-name="T87"><text:s text:c="20"/>&lt;min-pool-size&gt;</text:span></text:p>
      <text:p text:style-name="P14"><text:span text:style-name="T87"><text:s text:c="24"/>5</text:span></text:p>
      <text:p text:style-name="P14"><text:span text:style-name="T87"><text:s text:c="20"/>&lt;/min-pool-size&gt;</text:span></text:p>
      <text:p text:style-name="P14"><text:span text:style-name="T87"><text:s text:c="20"/>&lt;max-pool-size&gt;</text:span></text:p>
      <text:p text:style-name="P14"><text:span text:style-name="T87"><text:s text:c="24"/>10</text:span></text:p>
      <text:p text:style-name="P14"><text:span text:style-name="T87"><text:s text:c="20"/>&lt;/max-pool-size&gt;</text:span></text:p>
      <text:p text:style-name="P14"><text:span text:style-name="T87"><text:s text:c="20"/>&lt;prefill&gt;</text:span></text:p>
      <text:p text:style-name="P14"><text:span text:style-name="T87"><text:s text:c="24"/>true</text:span></text:p>
      <text:p text:style-name="P14"><text:span text:style-name="T87"><text:s text:c="20"/>&lt;/prefill&gt;</text:span></text:p>
      <text:p text:style-name="P14"><text:span text:style-name="T87"><text:s text:c="20"/>&lt;use-strict-min&gt;</text:span></text:p>
      <text:p text:style-name="P14"><text:span text:style-name="T87"><text:s text:c="24"/>false</text:span></text:p>
      <text:p text:style-name="P14"><text:span text:style-name="T87"><text:s text:c="20"/>&lt;/use-strict-min&gt;</text:span></text:p>
      <text:p text:style-name="P14"><text:span text:style-name="T87"><text:s text:c="20"/>&lt;flush-strategy&gt;</text:span></text:p>
      <text:p text:style-name="P14"><text:span text:style-name="T87"><text:s text:c="24"/>FailingConnectionOnly</text:span></text:p>
      <text:p text:style-name="P14"><text:span text:style-name="T87"><text:s text:c="20"/>&lt;/flush-strategy&gt;</text:span></text:p>
      <text:p text:style-name="P14"><text:span text:style-name="T87"><text:s text:c="16"/>&lt;/pool&gt;</text:span></text:p>
      <text:p text:style-name="P14"><text:span text:style-name="T87"><text:s text:c="16"/>&lt;security&gt;</text:span></text:p>
      <text:p text:style-name="P14"><text:span text:style-name="T87"><text:s text:c="20"/>&lt;user-name&gt;</text:span></text:p>
      <text:p text:style-name="P14"><text:span text:style-name="T87"><text:s text:c="24"/>username</text:span></text:p>
      <text:p text:style-name="P14"><text:span text:style-name="T87"><text:s text:c="20"/>&lt;/user-name&gt;</text:span></text:p>
      <text:p text:style-name="P14"><text:span text:style-name="T87"><text:s text:c="20"/>&lt;password&gt;</text:span></text:p>
      <text:p text:style-name="P14"><text:span text:style-name="T87"><text:s text:c="24"/>password</text:span></text:p>
      <text:p text:style-name="P14"><text:span text:style-name="T87"><text:s text:c="20"/>&lt;/password&gt;</text:span></text:p>
      <text:p text:style-name="P14"><text:span text:style-name="T87"><text:s text:c="16"/>&lt;/security&gt;</text:span></text:p>
      <text:p text:style-name="P14"><text:span text:style-name="T87"><text:s text:c="12"/>&lt;/datasource&gt;</text:span></text:p>
      <text:p text:style-name="P14"><text:span text:style-name="T87"><text:s text:c="12"/>&lt;drivers&gt;</text:span></text:p>
      <text:p text:style-name="P14"><text:span text:style-name="T87"><text:s text:c="16"/>&lt;driver name="mysql" module="com.mysql"/&gt;</text:span></text:p>
      <text:p text:style-name="P14"><text:span text:style-name="T87"><text:s text:c="12"/>&lt;/drivers&gt;</text:span></text:p>
      <text:p text:style-name="P14"><text:span text:style-name="T87"><text:s text:c="8"/>&lt;/datasources&gt;</text:span></text:p>
      <text:p text:style-name="P14"><text:span text:style-name="T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